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color="#000000" style:font-name="Times New Roman" fo:font-size="14pt" fo:language="zxx" fo:country="none" fo:font-style="italic" fo:font-weight="bold" officeooo:rsid="00153757" officeooo:paragraph-rsid="00153757" style:font-name-asian="Andale Sans UI" style:font-size-asian="14pt" style:language-asian="zxx" style:country-asian="none" style:font-style-asian="italic" style:font-weight-asian="bold" style:font-name-complex="Times New Roman" style:font-size-complex="14pt" style:language-complex="zxx" style:country-complex="none" style:font-style-complex="italic" style:font-weight-complex="bold"/>
    </style:style>
    <style:style style:name="P2" style:family="paragraph" style:parent-style-name="Text_20_body" style:list-style-name="L2"/>
    <style:style style:name="P3" style:family="paragraph" style:parent-style-name="Text_20_body" style:list-style-name="L5">
      <style:text-properties officeooo:rsid="00155741" officeooo:paragraph-rsid="0016b33a"/>
    </style:style>
    <style:style style:name="P4" style:family="paragraph" style:parent-style-name="Text_20_body" style:list-style-name="L5">
      <style:text-properties officeooo:rsid="0017fd18" officeooo:paragraph-rsid="0017fd18"/>
    </style:style>
    <style:style style:name="P5" style:family="paragraph" style:parent-style-name="Text_20_body" style:list-style-name="L6">
      <style:text-properties officeooo:rsid="0019cc4a" officeooo:paragraph-rsid="0019cc4a"/>
    </style:style>
    <style:style style:name="P6" style:family="paragraph" style:parent-style-name="Text_20_body" style:list-style-name="L6">
      <style:text-properties fo:font-weight="normal" officeooo:rsid="0019cc4a" officeooo:paragraph-rsid="0019cc4a" style:font-weight-asian="normal" style:font-weight-complex="normal"/>
    </style:style>
    <style:style style:name="P7" style:family="paragraph" style:parent-style-name="Text_20_body" style:list-style-name="L6">
      <style:text-properties fo:font-weight="normal" officeooo:rsid="001afed8" officeooo:paragraph-rsid="001afed8" style:font-weight-asian="normal" style:font-weight-complex="normal"/>
    </style:style>
    <style:style style:name="P8" style:family="paragraph" style:parent-style-name="Text_20_body" style:list-style-name="L7">
      <style:text-properties fo:font-weight="normal" officeooo:rsid="001cea57" officeooo:paragraph-rsid="001cea57" style:font-weight-asian="normal" style:font-weight-complex="normal"/>
    </style:style>
    <style:style style:name="P9" style:family="paragraph" style:parent-style-name="Heading">
      <style:paragraph-properties fo:text-align="start" style:justify-single-word="false"/>
      <style:text-properties style:font-name="Times New Roman" fo:font-size="28pt" officeooo:paragraph-rsid="00153757" style:font-size-asian="28pt" style:font-size-complex="28pt"/>
    </style:style>
    <style:style style:name="P10" style:family="paragraph" style:parent-style-name="Standard" style:list-style-name="L2">
      <style:paragraph-properties fo:margin-top="0in" fo:margin-bottom="0in" style:contextual-spacing="false" fo:line-height="125%"/>
      <style:text-properties style:font-name="Times New Roman" officeooo:paragraph-rsid="00153757" style:font-name-complex="Times New Roman"/>
    </style:style>
    <style:style style:name="P11" style:family="paragraph" style:parent-style-name="Standard" style:list-style-name="L2">
      <style:paragraph-properties fo:margin-top="0in" fo:margin-bottom="0in" style:contextual-spacing="false" fo:line-height="125%"/>
      <style:text-properties officeooo:paragraph-rsid="00153757"/>
    </style:style>
    <style:style style:name="P12" style:family="paragraph" style:parent-style-name="Title">
      <style:text-properties style:font-name="Times New Roman" officeooo:rsid="00153757" officeooo:paragraph-rsid="00153757"/>
    </style:style>
    <style:style style:name="P13" style:family="paragraph" style:parent-style-name="Subtitle">
      <style:paragraph-properties fo:text-align="end" style:justify-single-word="false"/>
      <style:text-properties style:font-name="Times New Roman" officeooo:rsid="00153757" officeooo:paragraph-rsid="00153757"/>
    </style:style>
    <style:style style:name="P14" style:family="paragraph" style:parent-style-name="Heading_20_2">
      <style:text-properties style:font-name="Times New Roman" officeooo:paragraph-rsid="00153757"/>
    </style:style>
    <style:style style:name="P15" style:family="paragraph" style:parent-style-name="Heading_20_2">
      <style:text-properties officeooo:rsid="00155741" officeooo:paragraph-rsid="00155741"/>
    </style:style>
    <style:style style:name="P16" style:family="paragraph" style:parent-style-name="Heading_20_2">
      <style:text-properties officeooo:rsid="001cea57" officeooo:paragraph-rsid="001cea57"/>
    </style:style>
    <style:style style:name="P17" style:family="paragraph" style:parent-style-name="Heading_20_1">
      <style:text-properties style:font-name="Times New Roman" officeooo:paragraph-rsid="00153757" style:font-name-complex="Times New Roman"/>
    </style:style>
    <style:style style:name="P18" style:family="paragraph" style:parent-style-name="Footer">
      <style:paragraph-properties fo:text-align="center" style:justify-single-word="false"/>
      <style:text-properties officeooo:rsid="001afed8" officeooo:paragraph-rsid="001afed8"/>
    </style:style>
    <style:style style:name="T1" style:family="text">
      <style:text-properties style:font-name-complex="Times New Roman"/>
    </style:style>
    <style:style style:name="T2" style:family="text">
      <style:text-properties fo:color="#000000"/>
    </style:style>
    <style:style style:name="T3" style:family="text">
      <style:text-properties fo:color="#000000" style:font-name="Times New Roman" style:font-name-complex="Times New Roman"/>
    </style:style>
    <style:style style:name="T4" style:family="text">
      <style:text-properties fo:color="#000000" style:font-name="Times New Roman" fo:font-weight="bold" style:font-weight-asian="bold" style:font-name-complex="Times New Roman"/>
    </style:style>
    <style:style style:name="T5" style:family="text">
      <style:text-properties fo:color="#000000" style:font-name="Times New Roman" fo:font-size="14pt" fo:language="zxx" fo:country="none" fo:font-style="italic" fo:font-weight="bold" style:font-name-asian="Andale Sans UI" style:font-size-asian="14pt" style:language-asian="zxx" style:country-asian="none" style:font-style-asian="italic" style:font-weight-asian="bold" style:font-name-complex="Times New Roman" style:font-size-complex="14pt" style:language-complex="zxx" style:country-complex="none" style:font-style-complex="italic" style:font-weight-complex="bold"/>
    </style:style>
    <style:style style:name="T6" style:family="text">
      <style:text-properties fo:color="#000000" style:font-name="Times New Roman" fo:font-size="14pt" fo:language="zxx" fo:country="none" fo:font-style="italic" fo:font-weight="bold" officeooo:rsid="00153757" style:font-name-asian="Andale Sans UI" style:font-size-asian="14pt" style:language-asian="zxx" style:country-asian="none" style:font-style-asian="italic" style:font-weight-asian="bold" style:font-name-complex="Times New Roman" style:font-size-complex="14pt" style:language-complex="zxx" style:country-complex="none" style:font-style-complex="italic" style:font-weight-complex="bold"/>
    </style:style>
    <style:style style:name="T7" style:family="text">
      <style:text-properties style:font-name="Times New Roman"/>
    </style:style>
    <style:style style:name="T8" style:family="text">
      <style:text-properties style:font-name="Times New Roman" fo:font-size="14pt" fo:language="zxx" fo:country="none" fo:font-style="italic" fo:font-weight="bold"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T9" style:family="text">
      <style:text-properties style:font-name="Times New Roman" officeooo:rsid="0016b33a"/>
    </style:style>
    <style:style style:name="T10" style:family="text">
      <style:text-properties style:font-name="Times New Roman" fo:font-weight="bold" style:font-weight-asian="bold" style:font-weight-complex="bold"/>
    </style:style>
    <style:style style:name="T11" style:family="text">
      <style:text-properties style:font-name="Times New Roman" fo:font-weight="normal" style:font-weight-asian="normal" style:font-weight-complex="normal"/>
    </style:style>
    <style:style style:name="T12" style:family="text">
      <style:text-properties style:font-name="Times New Roman" officeooo:rsid="001afed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Net WinForm in a Netshell</text:p>
      <text:p text:style-name="P13">notes by Zhou Kai</text:p>
      <text:p text:style-name="P9"><text:span text:style-name="T1">Part 1: Introduction to Windows Forms</text:span></text:p>
      <text:h text:style-name="P17" text:outline-level="1"><text:span text:style-name="T2">Chapter 1 Introduction to Windows Forms</text:span></text:h>
      <text:h text:style-name="Heading_20_2" text:outline-level="2"><text:span text:style-name="T8">Windows Development and .NET</text:span></text:h>
      <text:list xml:id="list7769352776084803855" text:style-name="L2">
        <text:list-item>
          <text:p text:style-name="P2"><text:span text:style-name="T3">Why Microsoft decided to deprecate all the APIs used by vast majority of programs?</text:span></text:p>
          <text:list>
            <text:list-item>
              <text:p text:style-name="P10"><text:span text:style-name="T2">Win32 API itself is procedural with C function calls, hard to use.</text:span></text:p>
            </text:list-item>
            <text:list-item>
              <text:p text:style-name="P10"><text:span text:style-name="T2">MFC or WTL, it's just not possible to write a non-trivial C++ windows application without having to deal with real Win32 API sooner or later.</text:span></text:p>
            </text:list-item>
            <text:list-item>
              <text:p text:style-name="P10"><text:span text:style-name="T2">Visual Basic doesn't deal with Win32 API, but it relies on ActiveX controls or COM components to exploit certain platform services, which is fine when such a component exists, but when it doesn't exist, the VB developers must wait for a C++ developer to write them an ActiveX control.</text:span></text:p>
            </text:list-item>
            <text:list-item>
              <text:p text:style-name="P11"><text:span text:style-name="T4">.NET, in .NET, the API itself is the second element---the platform's services are exposed through an object-oriented programming interface called the .NET Framework Class Library. </text:span></text:p>
            </text:list-item>
          </text:list>
        </text:list-item>
      </text:list>
      <text:h text:style-name="P14" text:outline-level="2">The Common Language Runtime and Managed Code</text:h>
      <text:list xml:id="list4527385733210792827" text:style-name="L5">
        <text:list-item>
          <text:p text:style-name="P3"><text:span text:style-name="T7">The Common Language Runtime (CLR) is the environment in which all programs run in .NET, </text:span><text:span text:style-name="T9">it affect every aspects of our programs. I</text:span><text:span text:style-name="T7">t's therefore important to understand what the CLR does and what that means to our program.</text:span></text:p>
        </text:list-item>
        <text:list-item>
          <text:p text:style-name="P4"><text:span text:style-name="T7">All high-level programming languages have a runtime. This is because an OS process provides a fairly low-level set of features, typically just memory, pointers, threads, machine code and system calls.</text:span></text:p>
        </text:list-item>
        <text:list-item>
          <text:p text:style-name="P4"><text:span text:style-name="T7">The job of any language's runtime is to bridge the gap between these OS facilities and the constructs defined by the programming language.</text:span></text:p>
        </text:list-item>
        <text:list-item>
          <text:p text:style-name="P4"><text:span text:style-name="T7">For C++, the runtime is MSVCRT.DLL, for Visual Basic, it's MSVBVM60.DLL, for Java, it's the virtual machine, in Microsoft, it's MSJAVA.DLL</text:span></text:p>
        </text:list-item>
        <text:list-item>
          <text:p text:style-name="P4"><text:span text:style-name="T7">For .NET, there's only one runtime, means it's easy to write components.</text:span></text:p>
        </text:list-item>
      </text:list>
      <text:h text:style-name="Heading_20_2" text:outline-level="2"><text:span text:style-name="T7">Managed Code</text:span></text:h>
      <text:list xml:id="list5674593037670646349" text:style-name="L6">
        <text:list-item>
          <text:p text:style-name="P5"><text:span text:style-name="T7">Software development has been using more and more abstraction throughout its history.</text:span></text:p>
        </text:list-item>
        <text:list-item>
          <text:p text:style-name="P5"><text:span text:style-name="T7">These days, if an application crashes, it no longer takes all the other applications on the machine with it—only the operating system and its device drivers need to live in the </text:span><text:soft-page-break/><text:span text:style-name="T7">dangerous world of the kernel, where the false move can bring the entire machine to its knees.</text:span></text:p>
        </text:list-item>
        <text:list-item>
          <text:p text:style-name="P5"><text:span text:style-name="T7">.NET takes a step forward by using </text:span><text:span text:style-name="T10">managed code </text:span><text:span text:style-name="T11">or</text:span><text:span text:style-name="T10"> managed execution. </text:span></text:p>
          <text:list>
            <text:list-item>
              <text:p text:style-name="P6"><text:span text:style-name="T7">With unmanaged code, Win32 simply gives us raw virtual memory and lets our programs use the processor to do whatever we like with that memory. Nothing stops codes from storing a floating-point number in some memory location and then trying to read it as though it were a pointer.</text:span></text:p>
            </text:list-item>
            <text:list-item>
              <text:p text:style-name="P6"><text:span text:style-name="T7">In an environment that the managed code runs, there is an intrinsic type system. All information is strongly typed in the CLR, </text:span><text:span text:style-name="T12">all code must pass type-safty verfication before it is allowed to execute.</text:span></text:p>
            </text:list-item>
            <text:list-item>
              <text:p text:style-name="P7"><text:span text:style-name="T12">T</text:span><text:span text:style-name="T7">he runtime also has an intrinsic understanding of concepts such as objects, strings, heaps, and components. This means that compiled programs look very different, the very nature of the binaries generated by compilers has changed.</text:span></text:p>
            </text:list-item>
          </text:list>
        </text:list-item>
      </text:list>
      <text:h text:style-name="P16" text:outline-level="2"><text:span text:style-name="T10">The Role of the Type System</text:span></text:h>
      <text:list xml:id="list4419848131928097030" text:style-name="L7">
        <text:list-item>
          <text:p text:style-name="P8"><text:span text:style-name="T7">With the classic C++ compilation model, the type system was for the most part something that only existed druing compilation. The compiler typically did its best to remove as much evidence of the types used in the source codes as possible, if Runtime Type Information(RTTI) was enabled, objects would be annotated with type information, but it was somewhat minimal. For example, given a reference to an object, you couldn't find out at runtime what fields and methods it contained, </text:span></text:p>
        </text:list-item>
      </text:list>
      <text:h text:style-name="P14" text:outline-level="2"><text:span text:style-name="T6">ILDASM.exe</text:span></text:h>
      <text:h text:style-name="P15" text:outline-level="2"><text:span text:style-name="T6">C</text:span><text:span text:style-name="T5">omponents</text:span></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afed8" officeooo:paragraph-rsid="001afed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6M57S</meta:editing-duration>
    <meta:editing-cycles>7</meta:editing-cycles>
    <meta:generator>LibreOffice/4.1.5.3$Windows_x86 LibreOffice_project/1c1366bba2ba2b554cd2ca4d87c06da81c05d24</meta:generator>
    <dc:date>2014-04-17T18:05:16.683000000</dc:date>
    <meta:document-statistic meta:table-count="0" meta:image-count="0" meta:object-count="0" meta:page-count="2" meta:paragraph-count="28" meta:word-count="580" meta:character-count="3409" meta:non-whitespace-character-count="2873"/>
    <meta:user-defined meta:name="Info 1"/>
    <meta:user-defined meta:name="Info 2"/>
    <meta:user-defined meta:name="Info 3"/>
    <meta:user-defined meta:name="Info 4"/>
  </office:meta>
</office:document-meta>
</file>